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solid" style:text-line-through-type="double" style:font-name="Times New Roman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5pt" fo:letter-spacing="normal" fo:font-style="normal" fo:font-weight="bold" style:font-size-asian="15pt" style:font-size-complex="15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zh" style:country-asian="CN"/>
    </style:style>
    <style:style style:name="T3" style:family="text">
      <style:text-properties style:text-position="super 58%"/>
    </style:style>
    <style:style style:name="T4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Ximing Jiang</text:p>
      <text:p text:style-name="P1"><text:tab/><text:tab/><text:tab/><text:tab/><text:tab/><text:tab/><text:tab/><text:tab/><text:tab/><text:tab/><text:tab/><text:tab/><text:tab/></text:p>
      <text:p text:style-name="P2">213-263-1341</text:p>
      <text:p text:style-name="P2">Ximingji@usc.edu</text:p>
      <text:p text:style-name="P7">Summary</text:p>
      <text:p text:style-name="P4">Started programming with Pascal at the age of 14 while attending the National Olympiad in Informatics in Provinces. Then came to United states <text:span text:style-name="T2">for</text:span> High School, currently studying Computer Science and Game development<text:span text:style-name="T2"> at USC. Class of 2018.</text:span></text:p>
      <text:p text:style-name="P4"/>
      <text:p text:style-name="P20"><text:span text:style-name="T4">Skills</text:span></text:p>
      <text:p text:style-name="P3">Programming Language:</text:p>
      <text:list xml:id="list355059371198960020" text:style-name="L1">
        <text:list-item>
          <text:p text:style-name="P11">Pascal</text:p>
        </text:list-item>
        <text:list-item>
          <text:p text:style-name="P11">Java</text:p>
        </text:list-item>
        <text:list-item>
          <text:p text:style-name="P11">C++</text:p>
        </text:list-item>
      </text:list>
      <text:p text:style-name="P3"/>
      <text:p text:style-name="P3">Developing Software:</text:p>
      <text:list xml:id="list888123636548275179" text:style-name="L3">
        <text:list-item>
          <text:p text:style-name="P13">Eclipse</text:p>
        </text:list-item>
        <text:list-item>
          <text:p text:style-name="P13">Android Studio</text:p>
        </text:list-item>
      </text:list>
      <text:p text:style-name="P3"/>
      <text:p text:style-name="P3">Design Software</text:p>
      <text:list xml:id="list1515917832581858504" text:style-name="L7">
        <text:list-item>
          <text:p text:style-name="P14">Adobe Photoshop</text:p>
        </text:list-item>
        <text:list-item>
          <text:p text:style-name="P14">Maya</text:p>
        </text:list-item>
      </text:list>
      <text:list xml:id="list37644452" text:continue-list="list888123636548275179" text:style-name="L3">
        <text:list-header>
          <text:p text:style-name="P13"/>
        </text:list-header>
      </text:list>
      <text:p text:style-name="P7">Experience</text:p>
      <text:p text:style-name="P5">Summer Intern, Mac Authority, louisville,KY(2014)</text:p>
      <text:list xml:id="list453339773013110369" text:style-name="L4">
        <text:list-item>
          <text:p text:style-name="P16">Provided front end customer service</text:p>
        </text:list-item>
        <text:list-item>
          <text:p text:style-name="P16">Worked with the repairing crew</text:p>
        </text:list-item>
      </text:list>
      <text:p text:style-name="P5"/>
      <text:p text:style-name="P5">Hackathon participant ,HackSC,Los Angeles,Ca(2014)</text:p>
      <text:list xml:id="list1213855292591749783" text:style-name="L5">
        <text:list-item>
          <text:p text:style-name="P17">UI designer and Tester for our group work <text:span text:style-name="T1">Fooder. </text:span>The code can be find here on Hithub:<text:a xlink:type="simple" xlink:href="https://github.com/cuiweidi/HackSCFall2014" text:style-name="Internet_20_link" text:visited-style-name="Visited_20_Internet_20_Link">https://github.com/cuiweidi/HackSCFall2014</text:a></text:p>
        </text:list-item>
      </text:list>
      <text:p text:style-name="P5"/>
      <text:p text:style-name="P5">Data management and website development<text:span text:style-name="T2"> as independent contractor, InsiderAuto LS, Arcadia, CA(2015)</text:span></text:p>
      <text:list xml:id="list8457112518636948688" text:style-name="L6">
        <text:list-item>
          <text:p text:style-name="P18"><text:span text:style-name="T2">Developed a Front End data management software for the company to keep track of its customers</text:span></text:p>
        </text:list-item>
        <text:list-item>
          <text:p text:style-name="P18"><text:span text:style-name="T2">Made a website based on HTML5 and JSS for the company, self-taught all the essential knowledge about website developing.</text:span></text:p>
        </text:list-item>
      </text:list>
      <text:p text:style-name="P5"/>
      <text:p text:style-name="P5">Branding Chair, American Chinese Scholars in Enginnering, USC(2015)</text:p>
      <text:p text:style-name="P5"/>
      <text:p text:style-name="P8">Awards</text:p>
      <text:p text:style-name="P21">National Olympiad in Informatics in Provinces, 3rd level award in LiaoNing province.</text:p>
      <text:p text:style-name="P21">20<text:span text:style-name="T3">th</text:span> place in USC 2015 Spring pro<text:span text:style-name="T2">gramming contest.</text:span></text:p>
      <text:p text:style-name="P21"><text:soft-page-break/><text:span text:style-name="T2"/></text:p>
      <text:p text:style-name="P8">Education</text:p>
      <text:p text:style-name="P6">University of Southern California</text:p>
      <text:p text:style-name="P6">Bachelor of Science:Computer Science(Games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iming jiang</meta:initial-creator>
    <meta:creation-date>2014-12-06T22:21:34</meta:creation-date>
    <dc:date>2015-09-28T17:47:32.42</dc:date>
    <meta:editing-duration>PT23H6M46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33" meta:word-count="193" meta:character-count="1333"/>
  </office:meta>
</office:document-meta>
</file>